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automatic-styles>
    <style:style style:name="P1" style:family="paragraph" style:parent-style-name="Standard">
      <style:paragraph-properties fo:text-align="center" style:justify-single-word="false"/>
      <style:text-properties fo:color="#c9211e" loext:opacity="100%" style:font-name="Times new roman" fo:font-size="24pt" fo:font-weight="bold" officeooo:rsid="0014dba0" officeooo:paragraph-rsid="0014dba0" style:font-size-asian="21pt" style:font-weight-asian="bold" style:font-size-complex="24pt" style:font-weight-complex="bold"/>
    </style:style>
    <style:style style:name="P2" style:family="paragraph" style:parent-style-name="Standard">
      <style:paragraph-properties fo:text-align="start" style:justify-single-word="false"/>
      <style:text-properties fo:color="#000000" loext:opacity="100%" style:font-name="Times new roman" fo:font-size="18pt" fo:font-weight="normal" officeooo:rsid="0014dba0" officeooo:paragraph-rsid="0014dba0" style:font-size-asian="15.75pt" style:font-weight-asian="normal" style:font-size-complex="18pt" style:font-weight-complex="normal"/>
    </style:style>
    <style:style style:name="P3" style:family="paragraph" style:parent-style-name="Standard">
      <style:paragraph-properties fo:text-align="start" style:justify-single-word="false"/>
      <style:text-properties fo:color="#000000" loext:opacity="100%" style:font-name="Times new roman" fo:font-size="18pt" fo:font-weight="bold" officeooo:rsid="0014dba0" officeooo:paragraph-rsid="0014dba0" style:font-size-asian="15.75pt" style:font-weight-asian="bold" style:font-size-complex="18pt" style:font-weight-complex="bold"/>
    </style:style>
    <style:style style:name="P4" style:family="paragraph" style:parent-style-name="Standard">
      <style:paragraph-properties fo:text-align="start" style:justify-single-word="false"/>
      <style:text-properties fo:color="#000000" loext:opacity="100%" style:font-name="Times new roman" fo:font-size="18pt" fo:font-weight="bold" officeooo:rsid="00188c7d" officeooo:paragraph-rsid="00188c7d" style:font-size-asian="15.75pt" style:font-weight-asian="bold" style:font-size-complex="18pt" style:font-weight-complex="bold"/>
    </style:style>
    <style:style style:name="P5" style:family="paragraph" style:parent-style-name="Standard">
      <style:paragraph-properties fo:text-align="start" style:justify-single-word="false"/>
      <style:text-properties fo:color="#000000" loext:opacity="100%" style:font-name="Times new roman" fo:font-size="18pt" fo:font-weight="normal" officeooo:rsid="00188c7d" officeooo:paragraph-rsid="00188c7d" style:font-size-asian="15.75pt" style:font-weight-asian="normal" style:font-size-complex="18pt" style:font-weight-complex="normal"/>
    </style:style>
    <style:style style:name="P6" style:family="paragraph" style:parent-style-name="Standard">
      <style:paragraph-properties fo:text-align="start" style:justify-single-word="false"/>
      <style:text-properties fo:color="#000000" loext:opacity="100%" style:font-name="Times new roman" fo:font-size="18pt" fo:font-weight="normal" officeooo:rsid="00194cfa" officeooo:paragraph-rsid="00194cfa" style:font-size-asian="15.75pt" style:font-weight-asian="normal" style:font-size-complex="18pt" style:font-weight-complex="normal"/>
    </style:style>
    <style:style style:name="P7" style:family="paragraph" style:parent-style-name="Standard">
      <style:paragraph-properties fo:text-align="start" style:justify-single-word="false"/>
      <style:text-properties fo:color="#000000" loext:opacity="100%" style:font-name="Times new roman" fo:font-size="18pt" fo:font-weight="bold" officeooo:rsid="00194cfa" officeooo:paragraph-rsid="00194cfa" style:font-size-asian="15.75pt" style:font-weight-asian="bold" style:font-size-complex="18pt" style:font-weight-complex="bold"/>
    </style:style>
    <style:style style:name="P8" style:family="paragraph" style:parent-style-name="Standard">
      <style:paragraph-properties fo:text-align="start" style:justify-single-word="false"/>
      <style:text-properties fo:color="#000000" loext:opacity="100%" style:font-name="Times new roman" fo:font-size="18pt" fo:font-weight="bold" officeooo:rsid="00194cfa" officeooo:paragraph-rsid="001ba3f8" style:font-size-asian="15.75pt" style:font-weight-asian="bold" style:font-size-complex="18pt" style:font-weight-complex="bold"/>
    </style:style>
    <style:style style:name="P9" style:family="paragraph" style:parent-style-name="Standard">
      <style:paragraph-properties fo:text-align="start" style:justify-single-word="false"/>
      <style:text-properties fo:color="#000000" loext:opacity="100%" style:font-name="Times new roman" fo:font-size="18pt" fo:font-weight="bold" officeooo:rsid="001d41f7" officeooo:paragraph-rsid="001d41f7" style:font-size-asian="15.75pt" style:font-weight-asian="bold" style:font-size-complex="18pt" style:font-weight-complex="bold"/>
    </style:style>
    <style:style style:name="P10" style:family="paragraph" style:parent-style-name="Standard">
      <style:paragraph-properties fo:text-align="start" style:justify-single-word="false"/>
      <style:text-properties fo:color="#000000" loext:opacity="100%" style:font-name="Times new roman" fo:font-size="18pt" fo:font-weight="normal" officeooo:rsid="001d41f7" officeooo:paragraph-rsid="001d41f7" style:font-size-asian="15.75pt" style:font-weight-asian="normal" style:font-size-complex="18pt" style:font-weight-complex="normal"/>
    </style:style>
    <style:style style:name="T1" style:family="text">
      <style:text-properties fo:background-color="#ffff00" loext:char-shading-value="0"/>
    </style:style>
    <style:style style:name="T2" style:family="text">
      <style:text-properties fo:background-color="#ff8000" loext:char-shading-value="0"/>
    </style:style>
    <style:style style:name="T3" style:family="text">
      <style:text-properties fo:background-color="#2a6099" loext:char-shading-value="0"/>
    </style:style>
    <style:style style:name="T4" style:family="text">
      <style:text-properties fo:background-color="#00a933" loext:char-shading-value="0"/>
    </style:style>
    <style:style style:name="T5" style:family="text">
      <style:text-properties fo:font-weight="bold" style:font-weight-asian="bold" style:font-weight-complex="bold"/>
    </style:style>
    <style:style style:name="T6" style:family="text">
      <style:text-properties officeooo:rsid="00194cfa"/>
    </style:style>
    <style:style style:name="T7" style:family="text">
      <style:text-properties fo:font-weight="bold" officeooo:rsid="00194cfa" style:font-weight-asian="bold" style:font-weight-complex="bold"/>
    </style:style>
    <style:style style:name="T8" style:family="text">
      <style:text-properties officeooo:rsid="001920ae"/>
    </style:style>
    <style:style style:name="T9" style:family="text">
      <style:text-properties fo:font-weight="normal" style:font-weight-asian="normal" style:font-weight-complex="normal"/>
    </style:style>
    <style:style style:name="T10" style:family="text">
      <style:text-properties fo:font-weight="normal" officeooo:rsid="001ba3f8" style:font-weight-asian="normal" style:font-weight-complex="normal"/>
    </style:style>
    <style:style style:name="T11" style:family="text">
      <style:text-properties style:text-underline-style="solid" style:text-underline-width="auto" style:text-underline-color="font-color"/>
    </style:style>
    <style:style style:name="T12" style:family="text">
      <style:text-properties style:text-underline-style="none"/>
    </style:style>
    <style:style style:name="T13" style:family="text">
      <style:text-properties style:text-underline-style="none" fo:font-weight="bold" style:font-weight-asian="bold" style:font-weight-complex="bold"/>
    </style:style>
    <style:style style:name="T14" style:family="text">
      <style:text-properties style:text-underline-style="none" officeooo:rsid="001e6e98"/>
    </style:style>
    <style:style style:name="T15" style:family="text">
      <style:text-properties style:text-underline-style="none" officeooo:rsid="001fc53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CUMENTAZIONE HACKATHON</text:p>
      <text:p text:style-name="P2">CAPITOLI DA AGGIUNGERE ALLA FINE:<text:line-break/></text:p>
      <text:p text:style-name="P3">ANALISI DELLA TRACCIA:</text:p>
      <text:p text:style-name="P2">Nella traccia possiamo identificare: le <text:span text:style-name="T1">classi</text:span>, le <text:span text:style-name="T2">associazioni</text:span> e gli <text:span text:style-name="T2">attributi</text:span>, le <text:span text:style-name="T3">generalizzazioni</text:span> e le <text:span text:style-name="T4">responsabilità</text:span></text:p>
      <text:p text:style-name="P2"/>
      <text:p text:style-name="P2">Un <text:span text:style-name="T1">hackathon</text:span>, ovvero una "maratona di hacking", è un evento durante il quale <text:span text:style-name="T1">team di partecipanti</text:span> si sfidano per progettare e implementare nuove <text:span text:style-name="T1">soluzioni</text:span> basate su una certa tecnologia o mirate a un certo ambito applicativo.</text:p>
      <text:p text:style-name="P2">Ogni hackathon ha un <text:span text:style-name="T2">titolo identificativo</text:span>, si svolge in una certa <text:span text:style-name="T2">sede</text:span> e in un certo <text:span text:style-name="T2">intervallo di tempo</text:span> (solitamente 2 giorni) e ha un <text:span text:style-name="T1">organizzatore</text:span> specifico (<text:span text:style-name="T3">registrato alla piattaforma</text:span>). <text:span text:style-name="T1">L'organizzatore</text:span> seleziona un gruppo di <text:span text:style-name="T1">giudici</text:span> (<text:span text:style-name="T3">selezionati tra gli utenti della piattaforma, invitandoli</text:span>). Infine, <text:span text:style-name="T1">l'organizzatore</text:span> apre le registrazioni, che si chiuderanno 2 giorni prima dell'evento. Ogni evento avrà un <text:span text:style-name="T2">numero massimo di iscritti</text:span> e una <text:span text:style-name="T2">dimensione massima del team</text:span>.</text:p>
      <text:p text:style-name="P2">Durante il periodo di registrazione, gli <text:span text:style-name="T1">utenti</text:span> possono <text:span text:style-name="T4">registrarsi</text:span> per <text:span text:style-name="T1">l'Hackathon</text:span> di loro scelta (eventualmente registrandosi sulla piattaforma se non lo hanno già fatto). Una volta iscritti, gli utenti possono <text:span text:style-name="T4">formare</text:span> <text:span text:style-name="T1">team</text:span>. I <text:span text:style-name="T1">team</text:span> diventano definitivi quando si chiudono le iscrizioni. All'inizio dell'hackathon, i <text:span text:style-name="T1">giudici</text:span> <text:span text:style-name="T4">pubblicano una descrizione del problema</text:span> da affrontare.</text:p>
      <text:p text:style-name="P2">Durante <text:span text:style-name="T1">l'hackathon</text:span>, i <text:span text:style-name="T1">team</text:span> lavorano separatamente per risolvere il problema e <text:span text:style-name="T4">devono caricare periodicamente gli aggiornamenti sui "progressi"</text:span> sulla piattaforma come <text:span text:style-name="T1">documento</text:span>, che può essere <text:span text:style-name="T4">esaminato e commentato</text:span> dai giudici. Alla fine <text:span text:style-name="T1">dell'hackathon</text:span>, ogni <text:span text:style-name="T1">giudice</text:span> <text:span text:style-name="T4">assegna</text:span> un <text:span text:style-name="T2">voto</text:span> (da 0 a 10) a ciascun team e la piattaforma, dopo aver acquisito tutti i voti, pubblica le <text:span text:style-name="T2">classifiche</text:span> dei team.</text:p>
      <text:p text:style-name="P2"/>
      <text:p text:style-name="P2"/>
      <text:p text:style-name="P4"><text:soft-page-break/>SCELTE IMPLEMENTATIVE DEL DIAGRAMMA:</text:p>
      <text:p text:style-name="P4">CLASSI E RESPONSABILITÀ:</text:p>
      <text:p text:style-name="P5">Abbiamo scelto di creare una classe hackathon con varie informazioni, la quale non sarà munita di funzioni set perché un Hackathon una volta creato non dovrebbe poter cambiare le proprie informazioni.</text:p>
      <text:p text:style-name="P5"/>
      <text:p text:style-name="P5">Creiamo una classe <text:span text:style-name="T5">Team</text:span> con un nome che è una composizione di <text:span text:style-name="T5">Partecipanti</text:span>, i quali possono invitare e accettare/rifiutare inviti ad un team, inoltre Partecipante è una delle tre specializzazione del generico utente.</text:p>
      <text:p text:style-name="P5"/>
      <text:p text:style-name="P6"><text:span text:style-name="T5">Utente</text:span> è una classe munita di email, password e utente univoco. Tutti questi attributi sono protected e hanno funzioni setter e getter, a parte password che non ha una getPassword in quanto a livello teorico le password dovrebbero sempre essere offuscate.</text:p>
      <text:p text:style-name="P5"/>
      <text:p text:style-name="P5"><text:span text:style-name="T6">Il </text:span><text:span text:style-name="T7">Giudice</text:span> è un’altra <text:span text:style-name="T8">classe che estende </text:span><text:span text:style-name="T6">Utente, le sue responsabilità sono quelle di pubblicare il problema, commentare i progressi dei team e dare voti. Questa classe viene invitata dalla classe </text:span><text:span text:style-name="T7">Organizzatore</text:span><text:span text:style-name="T6">, che può anche pubblicare la classifica e aprire le registrazioni.</text:span></text:p>
      <text:p text:style-name="P5"/>
      <text:p text:style-name="P7">ASSOCIAZIONI:</text:p>
      <text:p text:style-name="P7"><text:span text:style-name="T9">Ci sono innanzitutto 3 classi associative: il </text:span>Voto<text:span text:style-name="T9">, il </text:span>Commento<text:span text:style-name="T9"> e la </text:span>Classifica<text:span text:style-name="T9">. </text:span></text:p>
      <text:p text:style-name="P7"><text:span text:style-name="T9">La classifica è una classe associativa perché è determinata dai team(e i loro voti) e l’hackathon a cui sono iscritti.</text:span></text:p>
      <text:p text:style-name="P7"><text:span text:style-name="T9">Il commento è una classe associativa presente tra il documento e il giudice. Nel nostro scenario inoltre, i giudici possono scrivere un commento a ogni documento e un singolo documento può essere commentato da più giudici.</text:span></text:p>
      <text:p text:style-name="P7"><text:span text:style-name="T9">Il voto è dato dal giudice ed è associato ad un team, ovviamente un giudice da un voto a più team e il team riceve un voto da più giudici.</text:span></text:p>
      <text:p text:style-name="P8"><text:soft-page-break/><text:span text:style-name="T9">Il resto delle associazioni sono abbastanza intuitive (team e hackathon, un team può partecipare a più hackathon e un hackathon ha più team di partecipanti; </text:span></text:p>
      <text:p text:style-name="P8"><text:span text:style-name="T10">un organizzatore invita più giudici e i giudici possono essere invitati da più organizzatori ad hackathon diversi…)</text:span></text:p>
      <text:p text:style-name="P8"><text:span text:style-name="T10"/></text:p>
      <text:p text:style-name="P9">IMPLEMENTAZIONE IN JAVA:</text:p>
      <text:p text:style-name="P10">Per l’implementazione in java delle <text:span text:style-name="T11">associazioni</text:span><text:span text:style-name="T12"> abbiamo seguito questa logica:</text:span></text:p>
      <text:p text:style-name="P10"><text:span text:style-name="T12"><text:tab/>Associazioni 1-1:</text:span></text:p>
      <text:p text:style-name="P10"><text:span text:style-name="T12"><text:tab/><text:tab/>Nelle due classi sono presenti un attributo riferito <text:tab/><text:tab/><text:tab/>all’altra classe.</text:span></text:p>
      <text:p text:style-name="P10"><text:span text:style-name="T12"/></text:p>
      <text:p text:style-name="P10"><text:span text:style-name="T12"><text:tab/><text:tab/>In ogni classe che avesse il numero di </text:span><text:span text:style-name="T13">partecipazione</text:span><text:span text:style-name="T12"> <text:tab/><text:tab/>pari ad uno abbiamo inserito un costruttore che dasse un <text:tab/><text:tab/>valore agli prima menzionati.</text:span></text:p>
      <text:p text:style-name="P10"><text:span text:style-name="T12"/></text:p>
      <text:p text:style-name="P10"><text:span text:style-name="T12"><text:tab/>Associazioni N-N:</text:span></text:p>
      <text:p text:style-name="P10"><text:span text:style-name="T12"><text:tab/><text:tab/>Nelle due classi presenti, hanno un ArrayList di <text:tab/><text:tab/><text:tab/><text:tab/>riferimenti all’altra classe.</text:span></text:p>
      <text:p text:style-name="P10"><text:span text:style-name="T12"/></text:p>
      <text:p text:style-name="P10"><text:span text:style-name="T12"><text:tab/><text:tab/>Nelle classi che necessitano una </text:span><text:span text:style-name="T13">partecipazione </text:span><text:span text:style-name="T12">minima <text:tab/><text:tab/>abbiamo inserito un costruttore che aggiungesse almeno <text:tab/><text:tab/>un elemento alla ArrayList.</text:span></text:p>
      <text:p text:style-name="P10"><text:span text:style-name="T12"/></text:p>
      <text:p text:style-name="P10"><text:span text:style-name="T12"><text:tab/></text:span><text:span text:style-name="T14">Composizione:</text:span></text:p>
      <text:p text:style-name="P10"><text:span text:style-name="T14"><text:tab/><text:tab/></text:span><text:span text:style-name="T15">La classe composta presenta una ArrayList di riferimenti <text:tab/><text:tab/>all’altra, mentre l’altra presenta un attributo e un <text:tab/><text:tab/><text:tab/><text:tab/>costruttore che si riferiscono alla composta.</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8T23:32:11.234756893</meta:creation-date>
    <dc:date>2025-04-19T00:23:22.614816811</dc:date>
    <meta:editing-duration>PT18M8S</meta:editing-duration>
    <meta:editing-cycles>9</meta:editing-cycles>
    <meta:generator>LibreOffice/24.8.5.2$Linux_X86_64 LibreOffice_project/480$Build-2</meta:generator>
    <meta:document-statistic meta:table-count="0" meta:image-count="0" meta:object-count="0" meta:page-count="3" meta:paragraph-count="31" meta:word-count="640" meta:character-count="4292" meta:non-whitespace-character-count="3646"/>
  </office:meta>
</office:document-meta>
</file>